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철학은 모든 학문의 출발이자 기원이다</text:p>
      <text:p text:style-name="Normal">2019.09.30. KAL093 On Airborn, 오유신.</text:p>
      <text:p text:style-name="Normal"/>
      <text:p text:style-name="Normal">흔히들 나의 친구들은 ‘철학’이라고 하면 우선 진절머리부터 치고 보는 이들이다.</text:p>
      <text:p text:style-name="Normal">그들은, 철학은 어렵고, 지극히 심오하며, 우리가 먹고 사는데 연관도 없을 뿐더러 유용성 또한 없다고 말한다.</text:p>
      <text:p text:style-name="Normal">게다가, 그 철학적인 난제들은 정답이 없는데다가, 옳고 그름을 판단하기가 몹시 어려운, 매우 ‘문과’스러운 학문이기에 ‘이과’ 성향을 가진 자신들이 하기에는 부적합하다고들 말한다.</text:p>
      <text:p text:style-name="Normal">글쎄, 나는 ‘철학’은 그렇기 때문에 우리 ‘이과’ 성향의 사람들이 더더욱 생각해야 하는 학문이라고 본다.</text:p>
      <text:p text:style-name="Normal"/>
      <text:p text:style-name="Normal">철학이라는 것은 결국 따지고 보면 우리 자신의 근본에 대한 질문이다. 철학이 탐구하는 대상은 정말 심오하다. 때로는 도덕학과 연관되어 정말 그 경계선이 헷갈리기도 하는데, 예를 들자면 제러미 벤담의 공리주의라던가, 트롤리 딜레마를 통한 인간의 기본 도덕 심리에 관한 탐구는 대답하기도 난해할 뿐더러 분류조차도 어렵다. 또, 때로 철학은 존재성에 관한 질문으로도 줄곧 이어지는데, 이런 식으로 나간다면, 그들이 머리가 지끈지끈 아파올만한 다음의 연쇄적인, 계속 파고들어갈 수 있는, 이른바 ‘손절’하기 딱 좋은 질문들이 가능하다.</text:p>
      <text:p text:style-name="Normal"/>
      <text:p text:style-name="Normal">‘나 자신은 과연 실제로 존재하는 것이 맞나?’</text:p>
      <text:p text:style-name="Normal">‘일반적인 양심은 존재하는가?’</text:p>
      <text:p text:style-name="Normal">‘절대적인 진리는 존재하는가?’</text:p>
      <text:p text:style-name="Normal"/>
      <text:p text:style-name="Normal">와 같은 질문들은 상당히 어렵다. 분명히 어렵다. 하지만, 나는 철학은 포기해서는 안되는 이유가, 이러한 어려움에 있다고 확신한다.</text:p>
      <text:p text:style-name="Normal"/>
      <text:p text:style-name="Normal">우리는 어려운 질문들에 대답할 때 많은 성장을 겪는다. 특히, 철학은 삶의 전반에 걸쳐 연관되어 있다는 점에서, 이들 문제에 대해 우리가 대답하는 것은 내적으로 상당한 성장을 유도할 수 있는 하나의 기작으로서 매우 효과적인 자신의 내면을 기르는 방법이라고 말할 수 있을 것이다.</text:p>
      <text:p text:style-name="Normal"/>
      <text:p text:style-name="Normal">그 누구라도 ‘자신이 공부를 왜 해야 되는지’에 관한 질문을 던져본 적이 있던가? 설령, 한 순간 던져보았더라도, 어제와 오늘, 내일의 숨가쁘고 바쁜 일정 때문에 그 질문을, 자신의 본질적인 호기심을 무시해버렸던 것은 아닌가?</text:p>
      <text:p text:style-name="Normal">또, 그 누구라도 ‘왜 우리는 국가에 소속되어야 하는지’에 대한 질문을 던져본 적이 있던가? 이 역시 찰나의 순간에 스쳐 지나가고 무시할만한 물음이었는가? 개인적으로 나는 이러한 작은 물음들 하나하나에 나 자신이 고민해보고 대답하는 과정은, 올바른 가치관과 인성을 함양할 수 있는 교육의 방법이라고 생각한다.</text:p>
      <text:p text:style-name="Normal"/>
      <text:p text:style-name="Normal">그리고, 가장 중요한 것은 바로 철학은 모든 학문의 근원이라는 것이다. 생각해보자. 태초의 인간이 있었을 것이다. 그들은 거의 원시 유인원과 다름 없는 상태에서 조금의 진화를 통하여 성장한 이들이었을 것이다. 분명, 그들이 달빛 아래에서 나무들을 주어와 부싯돌을 부딪혀 불꽃을 튀기게 하여 그들만의 캠프파이어를 만들 때, 그들 중 누군가는 필히 하늘을 올려다보며, 자신의 발 밑에서 빛나고 있는 모닥불들이 하늘에도 충분히 가득한 것을 보고는, ‘저것들은 무엇인가’라며 질문을 던지지 않았겠는가. 적어도 그들 부류 중 한 명은 쓸데없는 것에 대하여 호기심을 가지고는, 쓸데없는 것을 쫓아가는 바보같은 짓을 한 번이라도 하지 않았겠는가.</text:p>
      <text:p text:style-name="Normal"/>
      <text:p text:style-name="Normal">하지만 철학이라는 것은 ‘왜’라는 질문의 출발점이다. 우리가 ‘왜’라는 질문을 짜증날 정도로 자기 자신의 모든 말들에 던지다보면, 결국 우리는 본질에 도달하게 될 것이고, 그 본질이 불완전한 것일지라도, 우리는 적어도 삶의 의미에 대하여서는 많은 소득을 얻는다. 삶에 동기를 부여하고, 질문을 하게 하고, 나를 움직이게 하는 모든 동기의 출발점은 철학이 그 근본인 것이다. 따라서, 모든 학문은, 그 질문을 던지게 하는 동기를 제공하는 철학에서 갈라져나온 것이라고 나는 생각한다. 아니, 그냥 나는 모든 학문이 철학이라고 생각한다.</text:p>
      <text:p text:style-name="Normal"/>
      <text:p text:style-name="Normal">‘이과’ 성향이든 ‘문과’ 성향이든 간에, 우리들은 찰나의 순간을 파블로 네루다가 그의 시집에서 지적했듯이 ‘그저 질문만 던지고 갈 뿐’인 짧은 - 뭐, 요즘 우리 세대의 경우 140세까지 평균 수명이 예측되고 있기는 하지만 - 생애에서 조금이라도 더 많은 것을 알고, 조금이라도 더 많은 것들을 이해하기 위해서는 이러한 철학적 소양은 필수라고 나는 말하겠다. 철학적인 질문, 난해한 질문들을 회피하는 이들은 그들 스스로를 바보로 만드는 것이며, 그런 질문들을 애초부터 하지 않는 이들은 이미 ‘죽은 이’들과 다름없다. 사람의 사고가 깨어있다는 것의 의미는, 그들이 그들 자신과 주변을 둘러싼 것에 대하여 끊임없이 의문을 가지고, 질문을 던져대는 상태를 의미하는 것이다. 자신 나름대로의 가치관이 없고, 남의 인생을 대신 살아주는 것, 나를 낳아주기는 했지만 분명 나 자신은 아닌 부모가 원하는 인생을 사는 것은, 분명 자살 행위와도 다름이 없다. 그런 식으로 자신의 인생을 산다는 것은, 자기 스스로의 인간성과 고유성을 포기하고, 스스로 명령에 따라 움직이는 기계 덩어리나 실에 묶인 채로 무대 위에서, 남의 손아귀에 놀아나는 마리오네트로서 자신을 전락시키는 행위 밖에 되지 못한다.</text:p>
      <text:p text:style-name="Normal"/>
      <text:p text:style-name="Normal">그렇기에, 우리는 이제 난해한 질문을 스스로에게 던질 수 있어야 한다. 그러한 질문이 머리가 아프고, 대답하기 어렵고, 자신에게 짜증을 불러 일으키는 것일지라도, 생각을 전혀 하지 않는다는 것은 자기 자신을 죽이는 행위이고, 그러한 질문을 던지고 궁금해하고 알아가면서 우리는 스스로의 정신이 분명히 살아 있음을 느낄 수 있다. 죽지 않은 정신은 죽지 않은 신념과 죽지 않은 영혼을 만들고, 그들로 하여금 자신의 정체성과 가치관을 바탕으로 타인을 배려하면서 얼마 안 되는 남은 인생을 잘 마무리할 수 있는 기회를 제공한다.</text:p>
      <text:p text:style-name="Normal"/>
      <text:p text:style-name="Normal">오늘부터라도, 우리, 나 자신에게 재미있는 질문을 하나라도 던져보자. 질문에 답하는 과정에서, 철학이라는 것은 우리의 인생에 있어 재미있고, 가치있는 답들을 제공해줄 것이다.</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